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Loop_Delay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605714" calcext:value-type="float">
            <text:p>2.6057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911429" calcext:value-type="float">
            <text:p>2.91142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217143" calcext:value-type="float">
            <text:p>3.2171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522857" calcext:value-type="float">
            <text:p>3.5228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828571" calcext:value-type="float">
            <text:p>3.8285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.134286" calcext:value-type="float">
            <text:p>4.1342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745714" calcext:value-type="float">
            <text:p>4.7457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.051429" calcext:value-type="float">
            <text:p>5.05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57143" calcext:value-type="float">
            <text:p>5.3571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.662857" calcext:value-type="float">
            <text:p>5.66285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22.46" calcext:value-type="float">
            <text:p>422.4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97.48" calcext:value-type="float">
            <text:p>497.4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72.5" calcext:value-type="float">
            <text:p>572.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62.52" calcext:value-type="float">
            <text:p>662.5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37.54" calcext:value-type="float">
            <text:p>737.5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07.56" calcext:value-type="float">
            <text:p>807.5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72.58" calcext:value-type="float">
            <text:p>872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2.6" calcext:value-type="float">
            <text:p>942.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17.62" calcext:value-type="float">
            <text:p>1017.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82.64" calcext:value-type="float">
            <text:p>1082.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47.66" calcext:value-type="float">
            <text:p>1147.6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02.68" calcext:value-type="float">
            <text:p>1202.6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57.7" calcext:value-type="float">
            <text:p>1257.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102.72" calcext:value-type="float">
            <text:p>1102.7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42.74" calcext:value-type="float">
            <text:p>1042.7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12.76" calcext:value-type="float">
            <text:p>1012.7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57.78" calcext:value-type="float">
            <text:p>957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2.8" calcext:value-type="float">
            <text:p>922.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22.82" calcext:value-type="float">
            <text:p>822.8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17.84" calcext:value-type="float">
            <text:p>717.8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12.86" calcext:value-type="float">
            <text:p>612.8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2.88" calcext:value-type="float">
            <text:p>512.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72.9" calcext:value-type="float">
            <text:p>472.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47.92" calcext:value-type="float">
            <text:p>447.9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97.94" calcext:value-type="float">
            <text:p>397.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47.96" calcext:value-type="float">
            <text:p>347.9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47.98" calcext:value-type="float">
            <text:p>247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3.02" calcext:value-type="float">
            <text:p>43.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3.04" calcext:value-type="float">
            <text:p>33.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3.08" calcext:value-type="float">
            <text:p>33.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8.16" calcext:value-type="float">
            <text:p>38.1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8.18" calcext:value-type="float">
            <text:p>38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2" calcext:value-type="float">
            <text:p>3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9:40:33.846605962</meta:creation-date>
    <dc:date>2024-03-28T20:19:08.134860814</dc:date>
    <meta:editing-duration>PT38M34S</meta:editing-duration>
    <meta:editing-cycles>1</meta:editing-cycles>
    <meta:document-statistic meta:table-count="1" meta:cell-count="102" meta:object-count="0"/>
    <meta:generator>LibreOffice/7.3.7.2$Linux_X86_64 LibreOffice_project/30$Build-2</meta:generator>
  </office:meta>
</office:document-meta>
</file>